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0.569cm"/>
    </style:style>
    <style:style style:name="co14" style:family="table-column">
      <style:table-column-properties fo:break-before="auto" style:column-width="13.353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Alias-SchoolBoard-Public-English, Alias-SchoolBoard-Public-Catholic, Alias-All-AreaMunicipal, Alias-All-Region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 table:number-rows-repeated="104825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8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8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8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8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8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8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6">0000-00-00</text:date>, <text:time style:data-style-name="N2" text:time-value="01:19:26.200369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06T02:34:32.300997198</dc:date>
    <meta:editing-duration>P9DT14H51M17S</meta:editing-duration>
    <meta:editing-cycles>181</meta:editing-cycles>
    <meta:document-statistic meta:table-count="5" meta:cell-count="3287" meta:object-count="0"/>
  </office:meta>
</office:document-meta>
</file>